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6.16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5.532cm"/>
      <style:paragraph-properties style:writing-mode="lr-tb"/>
    </style:style>
    <style:style style:name="gr4" style:family="graphic" style:parent-style-name="objectwithoutfill">
      <style:graphic-properties draw:marker-end="Triangle_20_unfilled" draw:marker-end-width="0.508cm" svg:stroke-linecap="butt" draw:fill="none" draw:textarea-vertical-align="middle"/>
    </style:style>
    <style:style style:name="gr5" style:family="graphic" style:parent-style-name="objectwithoutfill">
      <style:graphic-properties draw:marker-end="Arrowheads_20_4" draw:marker-end-width="0.508cm" svg:stroke-linecap="butt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5" draw:marker-end-width="0.508cm" svg:stroke-linecap="butt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4.262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7.18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607cm" fo:min-width="6.1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3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2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712cm"/>
      <style:paragraph-properties style:writing-mode="lr-tb"/>
    </style:style>
    <style:style style:name="gr15" style:family="graphic" style:parent-style-name="objectwithoutfill">
      <style:graphic-properties draw:marker-end="Arrowheads_20_4" draw:marker-end-width="0.508cm" svg:stroke-linecap="butt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7" style:family="graphic" style:parent-style-name="objectwithoutfill">
      <style:graphic-properties draw:marker-start="Arrowheads_20_6" draw:marker-start-width="0.406cm" draw:marker-end="Arrowheads_20_4" draw:marker-end-width="0.406cm" svg:stroke-linecap="butt" draw:fill="none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14pt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/>
    </style:style>
    <style:style style:name="T5" style:family="text">
      <style:text-properties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5cm" svg:height="27.7cm" svg:x="1cm" svg:y="1cm">
          <draw:text-box>
            <text:p><text:span text:style-name="T1">Problem:</text:span></text:p>
            <text:p><text:span text:style-name="T1"/></text:p>
            <text:p><text:span text:style-name="T1">We have RequestPaths with metadata etc and ResponsePath (w/o metadata). Also RequestPaths must be “replaceable” (expiration, network change). RequestPaths are used on the client, ResponsePaths are used on the server.</text:span><text:span text:style-name="T1"><text:line-break/></text:span><text:span text:style-name="T1">The standard JDK address type is InetSocketAddress.</text:span></text:p>
            <text:p><text:span text:style-name="T1"/></text:p>
            <text:p><text:span text:style-name="T1">The predefined API as several methods, critically:</text:span></text:p>
            <text:list text:style-name="L1">
              <text:list-item>
                <text:p><text:span text:style-name="T2">void connect(InetSocketAddress)</text:span></text:p>
                <text:list>
                  <text:list-item>
                    <text:p><text:span text:style-name="T1">This should only accept RequestPaths or plain InetSocketAddresses</text:span></text:p>
                  </text:list-item>
                </text:list>
              </text:list-item>
              <text:list-item>
                <text:p><text:span text:style-name="T2">void send(InetSocketAddress)</text:span></text:p>
                <text:list>
                  <text:list-item>
                    <text:p><text:span text:style-name="T1">This should accept RequestPaths, ResponsePaths and plain InetSocketAddresses</text:span></text:p>
                  </text:list-item>
                  <text:list-item>
                    <text:p><text:span text:style-name="T1">If the argument is an expired or outdated path, it should be “replaced” with a better version. Alternative: cache replacements internally. We may have to do this anyway for arguments that are plain InetSocketAddress.</text:span></text:p>
                  </text:list-item>
                </text:list>
              </text:list-item>
              <text:list-item>
                <text:p><text:span text:style-name="T2">InetSocketAddresses receive()</text:span></text:p>
                <text:list>
                  <text:list-item>
                    <text:p><text:span text:style-name="T1">This returns an ResponsePath</text:span></text:p>
                  </text:list-item>
                </text:list>
              </text:list-item>
            </text:list>
            <text:p><text:span text:style-name="T1"/></text:p>
            <text:p><text:span text:style-name="T1"/></text:p>
            <text:p><text:span text:style-name="T1">Also, types should be immutable where possible to facilitate concurrent usage.</text:span></text:p>
            <text:p><text:span text:style-name="T1"/></text:p>
            <text:p><text:span text:style-name="T1">Idea: </text:span></text:p>
            <text:list text:continue-numbering="true" text:style-name="L1">
              <text:list-item>
                <text:p><text:span text:style-name="T1">in order to avoid/reduce internal caching on the server side, we use a subtype of InetSocketAddress that stores ISD/AS information and the raw return path. The type can be returned by receive().</text:span></text:p>
              </text:list-item>
              <text:list-item>
                <text:p><text:span text:style-name="T1">In order to avoid/reduce internal caching on the client side, we use a subtype of InetSocketAddress that stores ISD/AS, the raw paths and path meta data.</text:span></text:p>
              </text:list-item>
              <text:list-item>
                <text:p><text:span text:style-name="T1">…</text:span><text:span text:style-name="T1">.?</text:span></text:p>
              </text:list-item>
            </text:list>
            <text:p><text:span text:style-name="T1"/></text:p>
            <text:p><text:span text:style-name="T1"/></text:p>
            <text:p><text:span text:style-name="T1">Additional thoughts: </text:span></text:p>
            <text:list text:continue-numbering="true" text:style-name="L1">
              <text:list-item>
                <text:p><text:span text:style-name="T1">We could just use caching all the way. However, avoiding the need for caching can considerably reduce memory usage and improve performance.</text:span></text:p>
              </text:list-item>
              <text:list-item>
                <text:p><text:span text:style-name="T1">There is no problem in allow connect(ResponsePath). Should we still disallow it?</text:span><text:span text:style-name="T1"><text:line-break/></text:span><text:span text:style-name="T1">Probably yes, getConnectedPath() would return a ResponsePath….</text:span></text:p>
              </text:list-item>
              <text:list-item>
                <text:p><text:span text:style-name="T1">Having different types for RequestAddress and ResponseAddress makes little sense externally, but avoids confusion internally.</text:span><text:span text:style-name="T1"><text:line-break/></text:span><text:span text:style-name="T1">→ Well, it allows clean access to metadata….</text:span></text:p>
              </text:list-item>
              <text:list-item>
                <text:p><text:span text:style-name="T1">Path should not inherit InetSocketAddress because it would inherit non-descriptive methods getAddress() and getPort() opposed to getRemoteXYZ().</text:span></text:p>
              </text:list-item>
            </text:list>
            <text:p><text:span text:style-name="T1"/></text:p>
            <text:p><text:span text:style-name="T1">Bonus questions</text:span></text:p>
            <text:list text:continue-numbering="true" text:style-name="L1">
              <text:list-item>
                <text:p><text:span text:style-name="T1">PathPolicy per channel?</text:span></text:p>
              </text:list-item>
              <text:list-item>
                <text:p><text:span text:style-name="T1">pathExpiryMargin per channel ?</text:span></text:p>
              </text:list-item>
            </text:list>
            <text:p><text:span text:style-name="T1"/></text:p>
          </draw:text-box>
        </draw:frame>
      </draw:page>
      <draw:page draw:name="page2" draw:style-name="dp1" draw:master-page-name="Default">
        <draw:custom-shape draw:style-name="gr2" draw:text-style-name="P2" xml:id="id2" draw:id="id2" draw:layer="layout" svg:width="6.668cm" svg:height="1.905cm" svg:x="4.792cm" svg:y="3.857cm">
          <text:p text:style-name="P2">ScionSocketAddress</text:p>
          <text:p text:style-name="P2">[ISD/AS]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032cm" svg:height="1.905cm" svg:x="1.618cm" svg:y="7.145cm">
          <text:p text:style-name="P2">ResponseAddr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4.634cm" svg:y1="7.145cm" svg:x2="8.126cm" svg:y2="5.762cm" draw:start-shape="id1" draw:start-glue-point="0" draw:end-shape="id2" draw:end-glue-point="2" svg:d="M4634 7145v-692h3492v-691" svg:viewBox="0 0 3493 1384">
          <text:p/>
        </draw:connector>
        <draw:connector draw:style-name="gr5" draw:text-style-name="P5" draw:layer="layout" draw:type="curve" svg:x1="11.636cm" svg:y1="9.05cm" svg:x2="11.636cm" svg:y2="11.477cm" draw:start-shape="id3" draw:end-shape="id4" draw:end-glue-point="0" svg:d="M11636 9050v2427" svg:viewBox="0 0 1 2428">
          <text:p text:style-name="P4">0..1</text:p>
        </draw:connector>
        <draw:connector draw:style-name="gr6" draw:text-style-name="P3" draw:layer="layout" draw:type="line" svg:x1="4.634cm" svg:y1="9.05cm" svg:x2="4.634cm" svg:y2="11.477cm" draw:start-shape="id1" draw:start-glue-point="2" draw:end-shape="id5" svg:d="M4634 9050v2427" svg:viewBox="0 0 1 2428">
          <text:p/>
        </draw:connector>
        <draw:custom-shape draw:style-name="gr7" draw:text-style-name="P2" xml:id="id6" draw:id="id6" draw:layer="layout" svg:width="4.762cm" svg:height="1.905cm" svg:x="13.065cm" svg:y="16.24cm">
          <text:p text:style-name="P2">PathMetadata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4.652cm" svg:y1="12.429cm" svg:x2="15.446cm" svg:y2="16.24cm" draw:start-shape="id4" draw:start-glue-point="1" draw:end-shape="id6" draw:end-glue-point="0" svg:d="M14652 12429h794v3811" svg:viewBox="0 0 795 3812">
          <text:p text:style-name="P4">1:n</text:p>
        </draw:connector>
        <draw:frame draw:style-name="gr9" draw:text-style-name="P7" draw:layer="layout" svg:width="19.05cm" svg:height="7.437cm" svg:x="0.95cm" svg:y="21.002cm">
          <draw:text-box>
            <text:list text:style-name="L1">
              <text:list-item>
                <text:p><text:span text:style-name="T3">Everything is immutable, except RequestAddress → RequestPath</text:span></text:p>
              </text:list-item>
              <text:list-item>
                <text:p text:style-name="P6"><text:span text:style-name="T3">All Paths returned from getPaths(SSA) call reference the same SSA instance</text:span></text:p>
              </text:list-item>
            </text:list>
            <text:p><text:span text:style-name="T3"/></text:p>
            <text:p><text:span text:style-name="T3">Public API</text:span></text:p>
            <text:list text:continue-numbering="true" text:style-name="L1">
              <text:list-item>
                <text:p><text:span text:style-name="T3">ScionSocketAddress, Path, PathMetadata</text:span></text:p>
              </text:list-item>
              <text:list-item>
                <text:p><text:span text:style-name="T3">Policy.applyTo(List&lt;Path&gt;) → ScionSocketAddress</text:span></text:p>
              </text:list-item>
            </text:list>
            <text:p><text:span text:style-name="T3"/></text:p>
            <text:p><text:span text:style-name="T3">Private API</text:span></text:p>
            <text:list text:continue-numbering="true" text:style-name="L1">
              <text:list-item>
                <text:p><text:span text:style-name="T3">Private API: RequestXXX, ResponseXXX</text:span></text:p>
              </text:list-item>
            </text:list>
          </draw:text-box>
        </draw:frame>
        <draw:custom-shape draw:style-name="gr10" draw:text-style-name="P2" xml:id="id7" draw:id="id7" draw:layer="layout" svg:width="6.668cm" svg:height="2.857cm" svg:x="4.792cm" svg:y="16.24cm">
          <text:p text:style-name="P2">Path</text:p>
          <text:p text:style-name="P2">[rawPath, firstHop]</text:p>
          <text:p text:style-name="P2">getMetadata()<text:line-break/>getRemoteAddress()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032cm" svg:height="1.905cm" svg:x="8.62cm" svg:y="11.477cm">
          <text:p text:style-name="P2">RequestPath</text:p>
          <text:p text:style-name="P2">[metadata]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6.032cm" svg:height="1.905cm" svg:x="1.618cm" svg:y="11.477cm">
          <text:p text:style-name="P2">ResponsePath<text:line-break/>[local address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1.636cm" svg:y1="13.382cm" svg:x2="8.126cm" svg:y2="16.24cm" draw:start-shape="id4" draw:start-glue-point="2" draw:end-shape="id7" draw:end-glue-point="0" svg:d="M11636 13382v1428h-3510v1430" svg:viewBox="0 0 3511 2859">
          <text:p/>
        </draw:connector>
        <draw:connector draw:style-name="gr4" draw:text-style-name="P3" draw:layer="layout" svg:x1="4.634cm" svg:y1="13.382cm" svg:x2="8.126cm" svg:y2="16.24cm" draw:start-shape="id5" draw:start-glue-point="2" draw:end-shape="id7" draw:end-glue-point="0" svg:d="M4634 13382v1428h3492v1430" svg:viewBox="0 0 3493 2859">
          <text:p/>
        </draw:connector>
        <draw:frame draw:style-name="gr11" draw:text-style-name="P8" draw:layer="layout" svg:width="5.715cm" svg:height="3.581cm" svg:x="14.335cm" svg:y="1cm">
          <draw:text-box>
            <text:p><text:span text:style-name="T4">We have two concepts: Path and Destination. </text:span><text:span text:style-name="T5">Path may change</text:span><text:span text:style-name="T4"> but </text:span><text:span text:style-name="T5">Destination is fixed</text:span><text:span text:style-name="T4">.</text:span></text:p>
          </draw:text-box>
        </draw:frame>
        <draw:custom-shape draw:style-name="gr3" draw:text-style-name="P2" xml:id="id3" draw:id="id3" draw:layer="layout" svg:width="6.032cm" svg:height="1.905cm" svg:x="8.62cm" svg:y="7.145cm">
          <text:p text:style-name="P2">RequestAddress</text:p>
          <text:p text:style-name="P2">[currentPath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1.636cm" svg:y1="7.145cm" svg:x2="8.126cm" svg:y2="5.762cm" draw:start-shape="id3" draw:start-glue-point="0" draw:end-shape="id2" draw:end-glue-point="2" svg:d="M11636 7145v-692h-3510v-691" svg:viewBox="0 0 3511 1384">
          <text:p/>
        </draw:connector>
        <draw:frame draw:style-name="gr12" draw:text-style-name="P1" draw:layer="layout" svg:width="6.033cm" svg:height="2.471cm" svg:x="14.652cm" svg:y="7.101cm">
          <draw:text-box>
            <text:list text:style-name="L1">
              <text:list-item>
                <text:p><text:span text:style-name="T1">returned from getPath() / lookup()</text:span></text:p>
              </text:list-item>
              <text:list-item>
                <text:p><text:span text:style-name="T1">Used with send()</text:span></text:p>
              </text:list-item>
              <text:list-item>
                <text:p><text:span text:style-name="T1">Used with connect()</text:span></text:p>
              </text:list-item>
            </text:list>
          </draw:text-box>
        </draw:frame>
        <draw:frame draw:style-name="gr13" draw:text-style-name="P1" draw:layer="layout" svg:width="6.349cm" svg:height="1.904cm" svg:x="1.618cm" svg:y="9.068cm">
          <draw:text-box>
            <text:list text:style-name="L1">
              <text:list-item>
                <text:p><text:span text:style-name="T1">Returned from receive() </text:span></text:p>
              </text:list-item>
              <text:list-item>
                <text:p><text:span text:style-name="T1">Used with send()</text:span></text:p>
              </text:list-item>
            </text:list>
          </draw:text-box>
        </draw:frame>
        <draw:frame draw:style-name="gr14" draw:text-style-name="P9" draw:layer="layout" svg:width="3.175cm" svg:height="0.962cm" svg:x="1cm" svg:y="1cm">
          <draw:text-box>
            <text:p>Version 6</text:p>
          </draw:text-box>
        </draw:frame>
        <draw:custom-shape draw:style-name="gr3" draw:text-style-name="P2" xml:id="id8" draw:id="id8" draw:layer="layout" svg:width="6.032cm" svg:height="1.905cm" svg:x="5.11cm" svg:y="1cm">
          <text:p text:style-name="P2">InetSocketAddres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126cm" svg:y1="3.857cm" svg:x2="8.126cm" svg:y2="2.905cm" draw:start-shape="id2" draw:start-glue-point="0" draw:end-shape="id8" draw:end-glue-point="2" svg:d="M8126 3857v-952" svg:viewBox="0 0 1 953">
          <text:p/>
        </draw:connector>
        <draw:connector draw:style-name="gr15" draw:text-style-name="P5" draw:layer="layout" draw:type="lines" draw:line-skew="-3.309cm -3.309cm" svg:x1="4.792cm" svg:y1="17.668cm" svg:x2="4.792cm" svg:y2="4.809cm" draw:start-shape="id7" draw:start-glue-point="3" draw:end-shape="id2" draw:end-glue-point="3" svg:d="M4792 17668h-3810v-12859h3810" svg:viewBox="0 0 3811 12860">
          <text:p/>
        </draw:connector>
        <draw:frame draw:style-name="gr16" draw:text-style-name="P1" draw:layer="layout" svg:width="19.05cm" svg:height="0.952cm" svg:x="1cm" svg:y="20.05cm">
          <draw:text-box>
            <text:list text:style-name="L1">
              <text:list-item>
                <text:p><text:span text:style-name="T1">API: Policy.applyTo(List&lt;Path&gt;) → ScionSocketAddress</text:span></text:p>
              </text:list-item>
            </text:list>
          </draw:text-box>
        </draw:frame>
      </draw:page>
      <draw:page draw:name="page3" draw:style-name="dp1" draw:master-page-name="Default">
        <draw:custom-shape draw:style-name="gr2" draw:text-style-name="P2" xml:id="id13" draw:id="id13" draw:layer="layout" svg:width="6.668cm" svg:height="1.905cm" svg:x="4.792cm" svg:y="3.857cm">
          <text:p text:style-name="P2">ScionSocketAddress</text:p>
          <text:p text:style-name="P2">[ISD/AS]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4.762cm" svg:height="1.905cm" svg:x="9.255cm" svg:y="16.24cm">
          <text:p text:style-name="P2">PathMetadata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line-skew="0.769cm" svg:x1="14.652cm" svg:y1="14.529cm" svg:x2="14.017cm" svg:y2="17.192cm" draw:start-shape="id9" draw:start-glue-point="1" draw:end-shape="id10" draw:end-glue-point="1" svg:d="M14652 14529h1270v2663h-1905" svg:viewBox="0 0 1906 2664">
          <text:p text:style-name="P4">1:n</text:p>
        </draw:connector>
        <draw:frame draw:style-name="gr9" draw:text-style-name="P7" draw:layer="layout" svg:width="19.05cm" svg:height="7.437cm" svg:x="0.95cm" svg:y="21.002cm">
          <draw:text-box>
            <text:list text:style-name="L1">
              <text:list-item>
                <text:p><text:span text:style-name="T3">E</text:span><text:span text:style-name="T3">v</text:span><text:span text:style-name="T3">e</text:span><text:span text:style-name="T3">r</text:span><text:span text:style-name="T3">yt</text:span><text:span text:style-name="T3">hi</text:span><text:span text:style-name="T3">n</text:span><text:span text:style-name="T3">g </text:span><text:span text:style-name="T3">is </text:span><text:span text:style-name="T3">i</text:span><text:span text:style-name="T3">m</text:span><text:span text:style-name="T3">m</text:span><text:span text:style-name="T3">u</text:span><text:span text:style-name="T3">t</text:span><text:span text:style-name="T3">a</text:span><text:span text:style-name="T3">bl</text:span><text:span text:style-name="T3">e</text:span></text:p>
              </text:list-item>
            </text:list>
            <text:p><text:span text:style-name="T3"/></text:p>
            <text:p><text:span text:style-name="T3">Pub</text:span><text:span text:style-name="T3">lic </text:span><text:span text:style-name="T3">API</text:span></text:p>
            <text:list text:continue-numbering="true" text:style-name="L1">
              <text:list-item>
                <text:p><text:span text:style-name="T3">S</text:span><text:span text:style-name="T3">ci</text:span><text:span text:style-name="T3">o</text:span><text:span text:style-name="T3">n</text:span><text:span text:style-name="T3">S</text:span><text:span text:style-name="T3">o</text:span><text:span text:style-name="T3">c</text:span><text:span text:style-name="T3">k</text:span><text:span text:style-name="T3">e</text:span><text:span text:style-name="T3">t</text:span><text:span text:style-name="T3">A</text:span><text:span text:style-name="T3">d</text:span><text:span text:style-name="T3">d</text:span><text:span text:style-name="T3">r</text:span><text:span text:style-name="T3">e</text:span><text:span text:style-name="T3">s</text:span><text:span text:style-name="T3">s, </text:span><text:span text:style-name="T3">P</text:span><text:span text:style-name="T3">a</text:span><text:span text:style-name="T3">t</text:span><text:span text:style-name="T3">h</text:span><text:span text:style-name="T3">, </text:span><text:span text:style-name="T3">P</text:span><text:span text:style-name="T3">a</text:span><text:span text:style-name="T3">t</text:span><text:span text:style-name="T3">h</text:span><text:span text:style-name="T3">M</text:span><text:span text:style-name="T3">e</text:span><text:span text:style-name="T3">t</text:span><text:span text:style-name="T3">a</text:span><text:span text:style-name="T3">d</text:span><text:span text:style-name="T3">a</text:span><text:span text:style-name="T3">t</text:span><text:span text:style-name="T3">a</text:span></text:p>
              </text:list-item>
              <text:list-item>
                <text:p><text:span text:style-name="T3">P</text:span><text:span text:style-name="T3">a</text:span><text:span text:style-name="T3">t</text:span><text:span text:style-name="T3">h</text:span><text:span text:style-name="T3">P</text:span><text:span text:style-name="T3">ol</text:span><text:span text:style-name="T3">ic</text:span><text:span text:style-name="T3">y.</text:span><text:span text:style-name="T3">fil</text:span><text:span text:style-name="T3">t</text:span><text:span text:style-name="T3">e</text:span><text:span text:style-name="T3">r(</text:span><text:span text:style-name="T3">Li</text:span><text:span text:style-name="T3">st</text:span><text:span text:style-name="T3">&lt;</text:span><text:span text:style-name="T3">P</text:span><text:span text:style-name="T3">a</text:span><text:span text:style-name="T3">t</text:span><text:span text:style-name="T3">h</text:span><text:span text:style-name="T3">&gt;</text:span><text:span text:style-name="T3">) </text:span><text:span text:style-name="T3">→</text:span><text:span text:style-name="T3"> </text:span><text:span text:style-name="T3">P</text:span><text:span text:style-name="T3">a</text:span><text:span text:style-name="T3">t</text:span><text:span text:style-name="T3">h</text:span></text:p>
              </text:list-item>
            </text:list>
            <text:p><text:span text:style-name="T3"/></text:p>
            <text:p><text:span text:style-name="T3">Priv</text:span><text:span text:style-name="T3">ate </text:span><text:span text:style-name="T3">API</text:span></text:p>
            <text:list text:continue-numbering="true" text:style-name="L1">
              <text:list-item>
                <text:p><text:span text:style-name="T3">P</text:span><text:span text:style-name="T3">ri</text:span><text:span text:style-name="T3">v</text:span><text:span text:style-name="T3">a</text:span><text:span text:style-name="T3">t</text:span><text:span text:style-name="T3">e </text:span><text:span text:style-name="T3">A</text:span><text:span text:style-name="T3">P</text:span><text:span text:style-name="T3">I: </text:span><text:span text:style-name="T3">R</text:span><text:span text:style-name="T3">e</text:span><text:span text:style-name="T3">q</text:span><text:span text:style-name="T3">u</text:span><text:span text:style-name="T3">e</text:span><text:span text:style-name="T3">st</text:span><text:span text:style-name="T3">P</text:span><text:span text:style-name="T3">a</text:span><text:span text:style-name="T3">t</text:span><text:span text:style-name="T3">h</text:span><text:span text:style-name="T3">, 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e</text:span><text:span text:style-name="T3">P</text:span><text:span text:style-name="T3">a</text:span><text:span text:style-name="T3">t</text:span><text:span text:style-name="T3">h</text:span></text:p>
              </text:list-item>
            </text:list>
          </draw:text-box>
        </draw:frame>
        <draw:custom-shape draw:style-name="gr10" draw:text-style-name="P2" xml:id="id11" draw:id="id11" draw:layer="layout" svg:width="6.668cm" svg:height="2.857cm" svg:x="4.81cm" svg:y="7.668cm">
          <text:p text:style-name="P2">Path</text:p>
          <text:p text:style-name="P2">[rawPath, firstHop]</text:p>
          <text:p text:style-name="P2">getMetadata()<text:line-break/>getRemoteAddress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6.032cm" svg:height="1.905cm" svg:x="8.62cm" svg:y="13.577cm">
          <text:p text:style-name="P2">RequestPath</text:p>
          <text:p text:style-name="P2">[metadata]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6.032cm" svg:height="1.905cm" svg:x="1.618cm" svg:y="13.577cm">
          <text:p text:style-name="P2">ResponsePath<text:line-break/>[local address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1.636cm" svg:y1="13.577cm" svg:x2="8.144cm" svg:y2="10.525cm" draw:start-shape="id9" draw:start-glue-point="0" draw:end-shape="id11" draw:end-glue-point="2" svg:d="M11636 13577v-1527h-3492v-1525" svg:viewBox="0 0 3493 3053">
          <text:p/>
        </draw:connector>
        <draw:connector draw:style-name="gr4" draw:text-style-name="P3" draw:layer="layout" svg:x1="4.634cm" svg:y1="13.577cm" svg:x2="8.144cm" svg:y2="10.525cm" draw:start-shape="id12" draw:end-shape="id11" svg:d="M4634 13577v-1527h3510v-1525" svg:viewBox="0 0 3511 3053">
          <text:p/>
        </draw:connector>
        <draw:frame draw:style-name="gr11" draw:text-style-name="P8" draw:layer="layout" svg:width="5.715cm" svg:height="3.581cm" svg:x="14.335cm" svg:y="1cm">
          <draw:text-box>
            <text:p><text:span text:style-name="T4">We have two concepts: Path and Destination. </text:span><text:span text:style-name="T5">Path may change</text:span><text:span text:style-name="T4"> but </text:span><text:span text:style-name="T5">Destination is fixed</text:span><text:span text:style-name="T4">.</text:span></text:p>
          </draw:text-box>
        </draw:frame>
        <draw:frame draw:style-name="gr12" draw:text-style-name="P1" draw:layer="layout" svg:width="6.033cm" svg:height="2.471cm" svg:x="14.652cm" svg:y="7.101cm">
          <draw:text-box>
            <text:list text:style-name="L1">
              <text:list-item>
                <text:p><text:span text:style-name="T1">returned from getPath() / lookup()</text:span></text:p>
              </text:list-item>
              <text:list-item>
                <text:p><text:span text:style-name="T1">Used with send()</text:span></text:p>
              </text:list-item>
              <text:list-item>
                <text:p><text:span text:style-name="T1">Used with connect()</text:span></text:p>
              </text:list-item>
            </text:list>
          </draw:text-box>
        </draw:frame>
        <draw:frame draw:style-name="gr14" draw:text-style-name="P9" draw:layer="layout" svg:width="3.175cm" svg:height="0.962cm" svg:x="1cm" svg:y="1cm">
          <draw:text-box>
            <text:p>Version 7</text:p>
          </draw:text-box>
        </draw:frame>
        <draw:custom-shape draw:style-name="gr3" draw:text-style-name="P2" xml:id="id14" draw:id="id14" draw:layer="layout" svg:width="6.032cm" svg:height="1.905cm" svg:x="5.11cm" svg:y="1cm">
          <text:p text:style-name="P2">InetSocketAddres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126cm" svg:y1="3.857cm" svg:x2="8.126cm" svg:y2="2.905cm" draw:start-shape="id13" draw:start-glue-point="0" draw:end-shape="id14" draw:end-glue-point="2" svg:d="M8126 3857v-952" svg:viewBox="0 0 1 953">
          <text:p/>
        </draw:connector>
        <draw:connector draw:style-name="gr17" draw:text-style-name="P5" draw:layer="layout" draw:type="lines" svg:x1="8.144cm" svg:y1="7.668cm" svg:x2="8.126cm" svg:y2="5.762cm" draw:start-shape="id11" draw:start-glue-point="0" draw:end-shape="id13" svg:d="M8144 7668v-502l-18-904v-500" svg:viewBox="0 0 19 1907">
          <text:p text:style-name="P2">1:1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_20_shor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5T10:27:02.432919068</meta:creation-date>
    <dc:date>2024-06-19T12:25:23.654612649</dc:date>
    <meta:editing-duration>P2DT3H35M5S</meta:editing-duration>
    <meta:editing-cycles>44</meta:editing-cycles>
    <meta:generator>LibreOffice/7.3.7.2$Linux_X86_64 LibreOffice_project/30$Build-2</meta:generator>
    <meta:document-statistic meta:object-count="39"/>
  </office:meta>
</office:document-meta>
</file>